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663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972in"/>
    </style:style>
    <style:style style:name="co12" style:family="table-column">
      <style:table-column-properties fo:break-before="auto" style:column-width="0.4882in"/>
    </style:style>
    <style:style style:name="co13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60">
      <number:hours number:style="long"/>
      <number:text>:</number:text>
      <number:minutes number:style="long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"/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81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81"/>
    <style:style style:name="ce13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23"/>
    <style:style style:name="ce15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24"/>
    <style:style style:name="ce18" style:family="table-cell" style:parent-style-name="Default" style:data-style-name="N124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4"/>
        <table:table-column table:style-name="co5" table:default-cell-style-name="ce7"/>
        <table:table-column table:style-name="co6" table:default-cell-style-name="ce9"/>
        <table:table-column table:style-name="co7" table:default-cell-style-name="ce7"/>
        <table:table-column table:style-name="co8" table:default-cell-style-name="ce11"/>
        <table:table-column table:style-name="co3" table:default-cell-style-name="ce13"/>
        <table:table-column table:style-name="co3" table:default-cell-style-name="ce16"/>
        <table:table-column table:style-name="co9" table:default-cell-style-name="ce16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4" table:number-columns-repeated="2" table:default-cell-style-name="ce4"/>
        <table:table-column table:style-name="co5" table:default-cell-style-name="ce7"/>
        <table:table-column table:style-name="co6" table:default-cell-style-name="ce9"/>
        <table:table-column table:style-name="co12" table:default-cell-style-name="ce7"/>
        <table:table-column table:style-name="co8" table:default-cell-style-name="ce11"/>
        <table:table-column table:style-name="co10" table:default-cell-style-name="ce13"/>
        <table:table-column table:style-name="co10" table:number-columns-repeated="2" table:default-cell-style-name="ce16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4" table:number-columns-repeated="2" table:default-cell-style-name="ce4"/>
        <table:table-column table:style-name="co10" table:number-columns-repeated="16355" table:default-cell-style-name="ce2"/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01a_Online_Rep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ls</text:p>
          </table:table-cell>
          <table:table-cell office:value-type="string" calcext:value-type="string">
            <text:p>grad</text:p>
          </table:table-cell>
          <table:table-cell table:number-columns-repeated="4"/>
          <table:table-cell office:value-type="string" calcext:value-type="string">
            <text:p>02a_New_Ex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ls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 (age_pars)</text:p>
          </table:table-cell>
          <table:table-cell/>
          <table:table-cell office:value-type="string" calcext:value-type="string">
            <text:p>02c_MFCL_2278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0.par</text:p>
          </table:table-cell>
          <table:table-cell office:value-type="time" office:time-value="PT08H14M00S" calcext:value-type="time">
            <text:p>08:14</text:p>
          </table:table-cell>
          <table:table-cell table:formula="of:=[.C2]-[.C$2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0.par</text:p>
          </table:table-cell>
          <table:table-cell table:style-name="ce1" office:value-type="time" office:time-value="PT08H14M00S" calcext:value-type="time">
            <text:p>08:14</text:p>
          </table:table-cell>
          <table:table-cell table:formula="of:=[.O2]-[.O$2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0.par</text:p>
          </table:table-cell>
          <table:table-cell table:style-name="ce1" office:value-type="time" office:time-value="PT08H14M00S" calcext:value-type="time">
            <text:p>08:14</text:p>
          </table:table-cell>
          <table:table-cell table:formula="of:=[.AA2]-[.AA$2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1.par</text:p>
          </table:table-cell>
          <table:table-cell office:value-type="time" office:time-value="PT08H35M00S" calcext:value-type="time">
            <text:p>08:35</text:p>
          </table:table-cell>
          <table:table-cell table:formula="of:=[.C3]-[.C$2]" office:value-type="time" office:time-value="PT00H21M00S" calcext:value-type="time">
            <text:p>0h 21m</text:p>
          </table:table-cell>
          <table:table-cell table:formula="of:=[.D3]-[.D2]" office:value-type="time" office:time-value="PT00H21M00S" calcext:value-type="time">
            <text:p>0h 21m</text:p>
          </table:table-cell>
          <table:table-cell table:number-columns-repeated="8"/>
          <table:table-cell office:value-type="string" calcext:value-type="string">
            <text:p>01.par</text:p>
          </table:table-cell>
          <table:table-cell table:style-name="ce1" office:value-type="time" office:time-value="PT08H35M00S" calcext:value-type="time">
            <text:p>08:35</text:p>
          </table:table-cell>
          <table:table-cell table:formula="of:=[.O3]-[.O$2]" office:value-type="time" office:time-value="PT00H21M00S" calcext:value-type="time">
            <text:p>0h 21m</text:p>
          </table:table-cell>
          <table:table-cell table:formula="of:=[.P3]-[.P2]" office:value-type="time" office:time-value="PT00H21M00S" calcext:value-type="time">
            <text:p>0h 21m</text:p>
          </table:table-cell>
          <table:table-cell table:number-columns-repeated="8"/>
          <table:table-cell office:value-type="string" calcext:value-type="string">
            <text:p>01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AA3]-[.AA$2]" office:value-type="time" office:time-value="PT00H22M00S" calcext:value-type="time">
            <text:p>0h 22m</text:p>
          </table:table-cell>
          <table:table-cell table:formula="of:=[.AB3]-[.AB2]" office:value-type="time" office:time-value="PT00H22M00S" calcext:value-type="time">
            <text:p>0h 22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2.par</text:p>
          </table:table-cell>
          <table:table-cell office:value-type="time" office:time-value="PT08H35M00S" calcext:value-type="time">
            <text:p>08:35</text:p>
          </table:table-cell>
          <table:table-cell table:formula="of:=[.C4]-[.C$2]" office:value-type="time" office:time-value="PT00H21M00S" calcext:value-type="time">
            <text:p>0h 21m</text:p>
          </table:table-cell>
          <table:table-cell table:formula="of:=[.D4]-[.D3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2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O4]-[.O$2]" office:value-type="time" office:time-value="PT00H22M00S" calcext:value-type="time">
            <text:p>0h 22m</text:p>
          </table:table-cell>
          <table:table-cell table:formula="of:=[.P4]-[.P3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2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AA4]-[.AA$2]" office:value-type="time" office:time-value="PT00H22M00S" calcext:value-type="time">
            <text:p>0h 22m</text:p>
          </table:table-cell>
          <table:table-cell table:formula="of:=[.AB4]-[.AB3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3.par</text:p>
          </table:table-cell>
          <table:table-cell office:value-type="time" office:time-value="PT08H36M00S" calcext:value-type="time">
            <text:p>08:36</text:p>
          </table:table-cell>
          <table:table-cell table:formula="of:=[.C5]-[.C$2]" office:value-type="time" office:time-value="PT00H22M00S" calcext:value-type="time">
            <text:p>0h 22m</text:p>
          </table:table-cell>
          <table:table-cell table:formula="of:=[.D5]-[.D4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3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O5]-[.O$2]" office:value-type="time" office:time-value="PT00H22M00S" calcext:value-type="time">
            <text:p>0h 22m</text:p>
          </table:table-cell>
          <table:table-cell table:formula="of:=[.P5]-[.P4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3.par</text:p>
          </table:table-cell>
          <table:table-cell table:style-name="ce1" office:value-type="time" office:time-value="PT08H36M00S" calcext:value-type="time">
            <text:p>08:36</text:p>
          </table:table-cell>
          <table:table-cell table:formula="of:=[.AA5]-[.AA$2]" office:value-type="time" office:time-value="PT00H22M00S" calcext:value-type="time">
            <text:p>0h 22m</text:p>
          </table:table-cell>
          <table:table-cell table:formula="of:=[.AB5]-[.AB4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4.par</text:p>
          </table:table-cell>
          <table:table-cell office:value-type="time" office:time-value="PT08H51M00S" calcext:value-type="time">
            <text:p>08:51</text:p>
          </table:table-cell>
          <table:table-cell table:formula="of:=[.C6]-[.C$2]" office:value-type="time" office:time-value="PT00H37M00S" calcext:value-type="time">
            <text:p>0h 37m</text:p>
          </table:table-cell>
          <table:table-cell table:formula="of:=[.D6]-[.D5]" office:value-type="time" office:time-value="PT00H15M00S" calcext:value-type="time">
            <text:p>0h 15m</text:p>
          </table:table-cell>
          <table:table-cell table:number-columns-repeated="8"/>
          <table:table-cell office:value-type="string" calcext:value-type="string">
            <text:p>04.par</text:p>
          </table:table-cell>
          <table:table-cell table:style-name="ce1" office:value-type="time" office:time-value="PT08H47M00S" calcext:value-type="time">
            <text:p>08:47</text:p>
          </table:table-cell>
          <table:table-cell table:formula="of:=[.O6]-[.O$2]" office:value-type="time" office:time-value="PT00H33M00S" calcext:value-type="time">
            <text:p>0h 33m</text:p>
          </table:table-cell>
          <table:table-cell table:formula="of:=[.P6]-[.P5]" office:value-type="time" office:time-value="PT00H11M00S" calcext:value-type="time">
            <text:p>0h 11m</text:p>
          </table:table-cell>
          <table:table-cell table:number-columns-repeated="8"/>
          <table:table-cell office:value-type="string" calcext:value-type="string">
            <text:p>04.par</text:p>
          </table:table-cell>
          <table:table-cell table:style-name="ce1" office:value-type="time" office:time-value="PT08H47M00S" calcext:value-type="time">
            <text:p>08:47</text:p>
          </table:table-cell>
          <table:table-cell table:formula="of:=[.AA6]-[.AA$2]" office:value-type="time" office:time-value="PT00H33M00S" calcext:value-type="time">
            <text:p>0h 33m</text:p>
          </table:table-cell>
          <table:table-cell table:formula="of:=[.AB6]-[.AB5]" office:value-type="time" office:time-value="PT00H11M00S" calcext:value-type="time">
            <text:p>0h 11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5.par</text:p>
          </table:table-cell>
          <table:table-cell office:value-type="time" office:time-value="PT08H51M00S" calcext:value-type="time">
            <text:p>08:51</text:p>
          </table:table-cell>
          <table:table-cell table:formula="of:=[.C7]-[.C$2]" office:value-type="time" office:time-value="PT00H37M00S" calcext:value-type="time">
            <text:p>0h 37m</text:p>
          </table:table-cell>
          <table:table-cell table:formula="of:=[.D7]-[.D6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5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O7]-[.O$2]" office:value-type="time" office:time-value="PT00H37M00S" calcext:value-type="time">
            <text:p>0h 37m</text:p>
          </table:table-cell>
          <table:table-cell table:formula="of:=[.P7]-[.P6]" office:value-type="time" office:time-value="PT00H04M00S" calcext:value-type="time">
            <text:p>0h 04m</text:p>
          </table:table-cell>
          <table:table-cell table:number-columns-repeated="8"/>
          <table:table-cell office:value-type="string" calcext:value-type="string">
            <text:p>05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AA7]-[.AA$2]" office:value-type="time" office:time-value="PT00H37M00S" calcext:value-type="time">
            <text:p>0h 37m</text:p>
          </table:table-cell>
          <table:table-cell table:formula="of:=[.AB7]-[.AB6]" office:value-type="time" office:time-value="PT00H04M00S" calcext:value-type="time">
            <text:p>0h 04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6.par</text:p>
          </table:table-cell>
          <table:table-cell office:value-type="time" office:time-value="PT08H54M00S" calcext:value-type="time">
            <text:p>08:54</text:p>
          </table:table-cell>
          <table:table-cell table:formula="of:=[.C8]-[.C$2]" office:value-type="time" office:time-value="PT00H40M00S" calcext:value-type="time">
            <text:p>0h 40m</text:p>
          </table:table-cell>
          <table:table-cell table:formula="of:=[.D8]-[.D7]" office:value-type="time" office:time-value="PT00H03M00S" calcext:value-type="time">
            <text:p>0h 03m</text:p>
          </table:table-cell>
          <table:table-cell table:number-columns-repeated="8"/>
          <table:table-cell office:value-type="string" calcext:value-type="string">
            <text:p>06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O8]-[.O$2]" office:value-type="time" office:time-value="PT00H37M00S" calcext:value-type="time">
            <text:p>0h 37m</text:p>
          </table:table-cell>
          <table:table-cell table:formula="of:=[.P8]-[.P7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6.par</text:p>
          </table:table-cell>
          <table:table-cell table:style-name="ce1" office:value-type="time" office:time-value="PT08H51M00S" calcext:value-type="time">
            <text:p>08:51</text:p>
          </table:table-cell>
          <table:table-cell table:formula="of:=[.AA8]-[.AA$2]" office:value-type="time" office:time-value="PT00H37M00S" calcext:value-type="time">
            <text:p>0h 37m</text:p>
          </table:table-cell>
          <table:table-cell table:formula="of:=[.AB8]-[.AB7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7.par</text:p>
          </table:table-cell>
          <table:table-cell office:value-type="time" office:time-value="PT08H55M00S" calcext:value-type="time">
            <text:p>08:55</text:p>
          </table:table-cell>
          <table:table-cell table:formula="of:=[.C9]-[.C$2]" office:value-type="time" office:time-value="PT00H41M00S" calcext:value-type="time">
            <text:p>0h 41m</text:p>
          </table:table-cell>
          <table:table-cell table:formula="of:=[.D9]-[.D8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7.par</text:p>
          </table:table-cell>
          <table:table-cell table:style-name="ce1" office:value-type="time" office:time-value="PT08H52M00S" calcext:value-type="time">
            <text:p>08:52</text:p>
          </table:table-cell>
          <table:table-cell table:formula="of:=[.O9]-[.O$2]" office:value-type="time" office:time-value="PT00H38M00S" calcext:value-type="time">
            <text:p>0h 38m</text:p>
          </table:table-cell>
          <table:table-cell table:formula="of:=[.P9]-[.P8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7.par</text:p>
          </table:table-cell>
          <table:table-cell table:style-name="ce1" office:value-type="time" office:time-value="PT08H53M00S" calcext:value-type="time">
            <text:p>08:53</text:p>
          </table:table-cell>
          <table:table-cell table:formula="of:=[.AA9]-[.AA$2]" office:value-type="time" office:time-value="PT00H39M00S" calcext:value-type="time">
            <text:p>0h 39m</text:p>
          </table:table-cell>
          <table:table-cell table:formula="of:=[.AB9]-[.AB8]" office:value-type="time" office:time-value="PT00H02M00S" calcext:value-type="time">
            <text:p>0h 02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8.par</text:p>
          </table:table-cell>
          <table:table-cell office:value-type="time" office:time-value="PT08H55M00S" calcext:value-type="time">
            <text:p>08:55</text:p>
          </table:table-cell>
          <table:table-cell table:formula="of:=[.C10]-[.C$2]" office:value-type="time" office:time-value="PT00H41M00S" calcext:value-type="time">
            <text:p>0h 41m</text:p>
          </table:table-cell>
          <table:table-cell table:formula="of:=[.D10]-[.D9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8.par</text:p>
          </table:table-cell>
          <table:table-cell table:style-name="ce1" office:value-type="time" office:time-value="PT08H53M00S" calcext:value-type="time">
            <text:p>08:53</text:p>
          </table:table-cell>
          <table:table-cell table:formula="of:=[.O10]-[.O$2]" office:value-type="time" office:time-value="PT00H39M00S" calcext:value-type="time">
            <text:p>0h 39m</text:p>
          </table:table-cell>
          <table:table-cell table:formula="of:=[.P10]-[.P9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8.par</text:p>
          </table:table-cell>
          <table:table-cell table:style-name="ce1" office:value-type="time" office:time-value="PT08H53M00S" calcext:value-type="time">
            <text:p>08:53</text:p>
          </table:table-cell>
          <table:table-cell table:formula="of:=[.AA10]-[.AA$2]" office:value-type="time" office:time-value="PT00H39M00S" calcext:value-type="time">
            <text:p>0h 39m</text:p>
          </table:table-cell>
          <table:table-cell table:formula="of:=[.AB10]-[.AB9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9.par</text:p>
          </table:table-cell>
          <table:table-cell office:value-type="time" office:time-value="PT09H38M00S" calcext:value-type="time">
            <text:p>09:38</text:p>
          </table:table-cell>
          <table:table-cell table:formula="of:=[.C11]-[.C$2]" office:value-type="time" office:time-value="PT01H24M00S" calcext:value-type="time">
            <text:p>1h 24m</text:p>
          </table:table-cell>
          <table:table-cell table:formula="of:=[.D11]-[.D10]" office:value-type="time" office:time-value="PT00H43M00S" calcext:value-type="time">
            <text:p>0h 43m</text:p>
          </table:table-cell>
          <table:table-cell table:style-name="ce8"/>
          <table:table-cell table:style-name="ce10"/>
          <table:table-cell table:style-name="ce8"/>
          <table:table-cell table:style-name="ce12"/>
          <table:table-cell table:style-name="ce14"/>
          <table:table-cell table:style-name="ce17" table:number-columns-repeated="2"/>
          <table:table-cell/>
          <table:table-cell office:value-type="string" calcext:value-type="string">
            <text:p>09.par</text:p>
          </table:table-cell>
          <table:table-cell table:style-name="ce1" office:value-type="time" office:time-value="PT09H36M00S" calcext:value-type="time">
            <text:p>09:36</text:p>
          </table:table-cell>
          <table:table-cell table:formula="of:=[.O11]-[.O$2]" office:value-type="time" office:time-value="PT01H22M00S" calcext:value-type="time">
            <text:p>1h 22m</text:p>
          </table:table-cell>
          <table:table-cell table:formula="of:=[.P11]-[.P10]" office:value-type="time" office:time-value="PT00H43M00S" calcext:value-type="time">
            <text:p>0h 43m</text:p>
          </table:table-cell>
          <table:table-cell table:number-columns-repeated="8"/>
          <table:table-cell office:value-type="string" calcext:value-type="string">
            <text:p>09.par</text:p>
          </table:table-cell>
          <table:table-cell table:style-name="ce1" office:value-type="time" office:time-value="PT09H37M00S" calcext:value-type="time">
            <text:p>09:37</text:p>
          </table:table-cell>
          <table:table-cell table:formula="of:=[.AA11]-[.AA$2]" office:value-type="time" office:time-value="PT01H23M00S" calcext:value-type="time">
            <text:p>1h 23m</text:p>
          </table:table-cell>
          <table:table-cell table:formula="of:=[.AB11]-[.AB10]" office:value-type="time" office:time-value="PT00H44M00S" calcext:value-type="time">
            <text:p>0h 44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.par</text:p>
          </table:table-cell>
          <table:table-cell office:value-type="time" office:time-value="PT18H21M00S" calcext:value-type="time">
            <text:p>18:21</text:p>
          </table:table-cell>
          <table:table-cell table:formula="of:=[.C12]-[.C$2]" office:value-type="time" office:time-value="PT10H07M00S" calcext:value-type="time">
            <text:p>10h 07m</text:p>
          </table:table-cell>
          <table:table-cell table:formula="of:=[.D12]-[.D11]" office:value-type="time" office:time-value="PT08H43M00S" calcext:value-type="time">
            <text:p>8h 43m</text:p>
          </table:table-cell>
          <table:table-cell table:style-name="ce8"/>
          <table:table-cell table:style-name="ce10"/>
          <table:table-cell table:style-name="ce8"/>
          <table:table-cell table:style-name="ce12"/>
          <table:table-cell table:style-name="ce14"/>
          <table:table-cell table:style-name="ce17" table:number-columns-repeated="2"/>
          <table:table-cell/>
          <table:table-cell office:value-type="string" calcext:value-type="string">
            <text:p>10.par</text:p>
          </table:table-cell>
          <table:table-cell table:style-name="ce1" office:value-type="time" office:time-value="PT15H33M00S" calcext:value-type="time">
            <text:p>15:33</text:p>
          </table:table-cell>
          <table:table-cell table:formula="of:=[.O12]-[.O$2]" office:value-type="time" office:time-value="PT07H19M00S" calcext:value-type="time">
            <text:p>7h 19m</text:p>
          </table:table-cell>
          <table:table-cell table:formula="of:=[.P12]-[.P11]" office:value-type="time" office:time-value="PT05H57M00S" calcext:value-type="time">
            <text:p>5h 57m</text:p>
          </table:table-cell>
          <table:table-cell table:number-columns-repeated="8"/>
          <table:table-cell office:value-type="string" calcext:value-type="string">
            <text:p>10.par</text:p>
          </table:table-cell>
          <table:table-cell table:style-name="ce1" office:value-type="time" office:time-value="PT15H34M00S" calcext:value-type="time">
            <text:p>15:34</text:p>
          </table:table-cell>
          <table:table-cell table:formula="of:=[.AA12]-[.AA$2]" office:value-type="time" office:time-value="PT07H20M00S" calcext:value-type="time">
            <text:p>7h 20m</text:p>
          </table:table-cell>
          <table:table-cell table:formula="of:=[.AB12]-[.AB11]" office:value-type="time" office:time-value="PT05H57M00S" calcext:value-type="time">
            <text:p>5h 57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.par</text:p>
          </table:table-cell>
          <table:table-cell office:value-type="time" office:time-value="PT18H58M00S" calcext:value-type="time">
            <text:p>18:58</text:p>
          </table:table-cell>
          <table:table-cell table:formula="of:=[.C13]-[.C$2]" office:value-type="time" office:time-value="PT10H44M00S" calcext:value-type="time">
            <text:p>10h 44m</text:p>
          </table:table-cell>
          <table:table-cell table:formula="of:=[.D13]-[.D12]" office:value-type="time" office:time-value="PT00H37M00S" calcext:value-type="time">
            <text:p>0h 37m</text:p>
          </table:table-cell>
          <table:table-cell table:style-name="ce8"/>
          <table:table-cell table:style-name="ce10"/>
          <table:table-cell table:style-name="ce8"/>
          <table:table-cell table:style-name="ce12"/>
          <table:table-cell table:style-name="ce14"/>
          <table:table-cell table:style-name="ce17" table:number-columns-repeated="2"/>
          <table:table-cell/>
          <table:table-cell office:value-type="string" calcext:value-type="string">
            <text:p>11.par</text:p>
          </table:table-cell>
          <table:table-cell table:style-name="ce1" office:value-type="time" office:time-value="PT05H44M00S" calcext:value-type="time">
            <text:p>05:44</text:p>
          </table:table-cell>
          <table:table-cell table:formula="of:=[.O13]-[.O$2]" office:value-type="time" office:time-value="-PT02H30M00S" calcext:value-type="time">
            <text:p>21h 30m</text:p>
          </table:table-cell>
          <table:table-cell table:formula="of:=[.P13]-[.P12]" office:value-type="time" office:time-value="-PT09H49M00S" calcext:value-type="time">
            <text:p>14h 11m</text:p>
          </table:table-cell>
          <table:table-cell table:number-columns-repeated="8"/>
          <table:table-cell office:value-type="string" calcext:value-type="string">
            <text:p>11.par</text:p>
          </table:table-cell>
          <table:table-cell table:style-name="ce1" office:value-type="time" office:time-value="PT05H43M00S" calcext:value-type="time">
            <text:p>05:43</text:p>
          </table:table-cell>
          <table:table-cell table:formula="of:=[.AA13]-[.AA$2]" office:value-type="time" office:time-value="-PT02H31M00S" calcext:value-type="time">
            <text:p>21h 29m</text:p>
          </table:table-cell>
          <table:table-cell table:formula="of:=[.AB13]-[.AB12]" office:value-type="time" office:time-value="-PT09H51M00S" calcext:value-type="time">
            <text:p>14h 09m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dor</text:p>
          </table:table-cell>
          <table:table-cell office:value-type="string" calcext:value-type="string">
            <text:p>01a_Online_Rep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ls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 (age_pars)</text:p>
          </table:table-cell>
          <table:table-cell/>
          <table:table-cell office:value-type="string" calcext:value-type="string">
            <text:p>02a_New_Ex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ls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 (age_pars)</text:p>
          </table:table-cell>
          <table:table-cell/>
          <table:table-cell office:value-type="string" calcext:value-type="string">
            <text:p>02c_MFCL_2278e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hase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0.par</text:p>
          </table:table-cell>
          <table:table-cell office:value-type="time" office:time-value="PT16H51M00S" calcext:value-type="time">
            <text:p>16:51</text:p>
          </table:table-cell>
          <table:table-cell table:formula="of:=[.C16]-[.C$16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0.par</text:p>
          </table:table-cell>
          <table:table-cell table:style-name="ce1" office:value-type="time" office:time-value="PT21H08M00S" calcext:value-type="time">
            <text:p>21:08</text:p>
          </table:table-cell>
          <table:table-cell table:formula="of:=[.O16]-[.O$16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0.par</text:p>
          </table:table-cell>
          <table:table-cell table:style-name="ce1" office:value-type="time" office:time-value="PT21H12M00S" calcext:value-type="time">
            <text:p>21:12</text:p>
          </table:table-cell>
          <table:table-cell table:formula="of:=[.AA16]-[.AA$16]" office:value-type="time" office:time-value="PT00H00M00S" calcext:value-type="time">
            <text:p>0h 00m</text:p>
          </table:table-cell>
          <table:table-cell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1.par</text:p>
          </table:table-cell>
          <table:table-cell office:value-type="time" office:time-value="PT17H13M00S" calcext:value-type="time">
            <text:p>17:13</text:p>
          </table:table-cell>
          <table:table-cell table:formula="of:=[.C17]-[.C$16]" office:value-type="time" office:time-value="PT00H22M00S" calcext:value-type="time">
            <text:p>0h 22m</text:p>
          </table:table-cell>
          <table:table-cell table:formula="of:=[.D17]-[.D16]" office:value-type="time" office:time-value="PT00H22M00S" calcext:value-type="time">
            <text:p>0h 22m</text:p>
          </table:table-cell>
          <table:table-cell table:number-columns-repeated="8"/>
          <table:table-cell office:value-type="string" calcext:value-type="string">
            <text:p>01.par</text:p>
          </table:table-cell>
          <table:table-cell table:style-name="ce1" office:value-type="time" office:time-value="PT21H27M00S" calcext:value-type="time">
            <text:p>21:27</text:p>
          </table:table-cell>
          <table:table-cell table:formula="of:=[.O17]-[.O$16]" office:value-type="time" office:time-value="PT00H19M00S" calcext:value-type="time">
            <text:p>0h 19m</text:p>
          </table:table-cell>
          <table:table-cell table:formula="of:=[.P17]-[.P16]" office:value-type="time" office:time-value="PT00H19M00S" calcext:value-type="time">
            <text:p>0h 19m</text:p>
          </table:table-cell>
          <table:table-cell table:number-columns-repeated="8"/>
          <table:table-cell office:value-type="string" calcext:value-type="string">
            <text:p>01.par</text:p>
          </table:table-cell>
          <table:table-cell table:style-name="ce1" office:value-type="time" office:time-value="PT21H29M00S" calcext:value-type="time">
            <text:p>21:29</text:p>
          </table:table-cell>
          <table:table-cell table:formula="of:=[.AA17]-[.AA$16]" office:value-type="time" office:time-value="PT00H17M00S" calcext:value-type="time">
            <text:p>0h 17m</text:p>
          </table:table-cell>
          <table:table-cell table:formula="of:=[.AB17]-[.AB16]" office:value-type="time" office:time-value="PT00H17M00S" calcext:value-type="time">
            <text:p>0h 17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2.par</text:p>
          </table:table-cell>
          <table:table-cell office:value-type="time" office:time-value="PT17H14M00S" calcext:value-type="time">
            <text:p>17:14</text:p>
          </table:table-cell>
          <table:table-cell table:formula="of:=[.C18]-[.C$16]" office:value-type="time" office:time-value="PT00H23M00S" calcext:value-type="time">
            <text:p>0h 23m</text:p>
          </table:table-cell>
          <table:table-cell table:formula="of:=[.D18]-[.D17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2.par</text:p>
          </table:table-cell>
          <table:table-cell table:style-name="ce1" office:value-type="time" office:time-value="PT21H27M00S" calcext:value-type="time">
            <text:p>21:27</text:p>
          </table:table-cell>
          <table:table-cell table:formula="of:=[.O18]-[.O$16]" office:value-type="time" office:time-value="PT00H19M00S" calcext:value-type="time">
            <text:p>0h 19m</text:p>
          </table:table-cell>
          <table:table-cell table:formula="of:=[.P18]-[.P17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2.par</text:p>
          </table:table-cell>
          <table:table-cell table:style-name="ce1" office:value-type="time" office:time-value="PT21H29M00S" calcext:value-type="time">
            <text:p>21:29</text:p>
          </table:table-cell>
          <table:table-cell table:formula="of:=[.AA18]-[.AA$16]" office:value-type="time" office:time-value="PT00H17M00S" calcext:value-type="time">
            <text:p>0h 17m</text:p>
          </table:table-cell>
          <table:table-cell table:formula="of:=[.AB18]-[.AB17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3.par</text:p>
          </table:table-cell>
          <table:table-cell office:value-type="time" office:time-value="PT17H14M00S" calcext:value-type="time">
            <text:p>17:14</text:p>
          </table:table-cell>
          <table:table-cell table:formula="of:=[.C19]-[.C$16]" office:value-type="time" office:time-value="PT00H23M00S" calcext:value-type="time">
            <text:p>0h 23m</text:p>
          </table:table-cell>
          <table:table-cell table:formula="of:=[.D19]-[.D18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3.par</text:p>
          </table:table-cell>
          <table:table-cell table:style-name="ce1" office:value-type="time" office:time-value="PT21H27M00S" calcext:value-type="time">
            <text:p>21:27</text:p>
          </table:table-cell>
          <table:table-cell table:formula="of:=[.O19]-[.O$16]" office:value-type="time" office:time-value="PT00H19M00S" calcext:value-type="time">
            <text:p>0h 19m</text:p>
          </table:table-cell>
          <table:table-cell table:formula="of:=[.P19]-[.P18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3.par</text:p>
          </table:table-cell>
          <table:table-cell table:style-name="ce1" office:value-type="time" office:time-value="PT21H29M00S" calcext:value-type="time">
            <text:p>21:29</text:p>
          </table:table-cell>
          <table:table-cell table:formula="of:=[.AA19]-[.AA$16]" office:value-type="time" office:time-value="PT00H17M00S" calcext:value-type="time">
            <text:p>0h 17m</text:p>
          </table:table-cell>
          <table:table-cell table:formula="of:=[.AB19]-[.AB18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4.par</text:p>
          </table:table-cell>
          <table:table-cell office:value-type="time" office:time-value="PT17H29M00S" calcext:value-type="time">
            <text:p>17:29</text:p>
          </table:table-cell>
          <table:table-cell table:formula="of:=[.C20]-[.C$16]" office:value-type="time" office:time-value="PT00H38M00S" calcext:value-type="time">
            <text:p>0h 38m</text:p>
          </table:table-cell>
          <table:table-cell table:formula="of:=[.D20]-[.D19]" office:value-type="time" office:time-value="PT00H15M00S" calcext:value-type="time">
            <text:p>0h 15m</text:p>
          </table:table-cell>
          <table:table-cell table:number-columns-repeated="8"/>
          <table:table-cell office:value-type="string" calcext:value-type="string">
            <text:p>04.par</text:p>
          </table:table-cell>
          <table:table-cell table:style-name="ce1" office:value-type="time" office:time-value="PT21H36M00S" calcext:value-type="time">
            <text:p>21:36</text:p>
          </table:table-cell>
          <table:table-cell table:formula="of:=[.O20]-[.O$16]" office:value-type="time" office:time-value="PT00H28M00S" calcext:value-type="time">
            <text:p>0h 28m</text:p>
          </table:table-cell>
          <table:table-cell table:formula="of:=[.P20]-[.P19]" office:value-type="time" office:time-value="PT00H09M00S" calcext:value-type="time">
            <text:p>0h 09m</text:p>
          </table:table-cell>
          <table:table-cell table:number-columns-repeated="8"/>
          <table:table-cell office:value-type="string" calcext:value-type="string">
            <text:p>04.par</text:p>
          </table:table-cell>
          <table:table-cell table:style-name="ce1" office:value-type="time" office:time-value="PT21H38M00S" calcext:value-type="time">
            <text:p>21:38</text:p>
          </table:table-cell>
          <table:table-cell table:formula="of:=[.AA20]-[.AA$16]" office:value-type="time" office:time-value="PT00H26M00S" calcext:value-type="time">
            <text:p>0h 26m</text:p>
          </table:table-cell>
          <table:table-cell table:formula="of:=[.AB20]-[.AB19]" office:value-type="time" office:time-value="PT00H09M00S" calcext:value-type="time">
            <text:p>0h 09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5.par</text:p>
          </table:table-cell>
          <table:table-cell office:value-type="time" office:time-value="PT17H29M00S" calcext:value-type="time">
            <text:p>17:29</text:p>
          </table:table-cell>
          <table:table-cell table:formula="of:=[.C21]-[.C$16]" office:value-type="time" office:time-value="PT00H38M00S" calcext:value-type="time">
            <text:p>0h 38m</text:p>
          </table:table-cell>
          <table:table-cell table:formula="of:=[.D21]-[.D20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5.par</text:p>
          </table:table-cell>
          <table:table-cell table:style-name="ce1" office:value-type="time" office:time-value="PT21H40M00S" calcext:value-type="time">
            <text:p>21:40</text:p>
          </table:table-cell>
          <table:table-cell table:formula="of:=[.O21]-[.O$16]" office:value-type="time" office:time-value="PT00H32M00S" calcext:value-type="time">
            <text:p>0h 32m</text:p>
          </table:table-cell>
          <table:table-cell table:formula="of:=[.P21]-[.P20]" office:value-type="time" office:time-value="PT00H04M00S" calcext:value-type="time">
            <text:p>0h 04m</text:p>
          </table:table-cell>
          <table:table-cell table:number-columns-repeated="8"/>
          <table:table-cell office:value-type="string" calcext:value-type="string">
            <text:p>05.par</text:p>
          </table:table-cell>
          <table:table-cell table:style-name="ce1" office:value-type="time" office:time-value="PT21H41M00S" calcext:value-type="time">
            <text:p>21:41</text:p>
          </table:table-cell>
          <table:table-cell table:formula="of:=[.AA21]-[.AA$16]" office:value-type="time" office:time-value="PT00H29M00S" calcext:value-type="time">
            <text:p>0h 29m</text:p>
          </table:table-cell>
          <table:table-cell table:formula="of:=[.AB21]-[.AB20]" office:value-type="time" office:time-value="PT00H03M00S" calcext:value-type="time">
            <text:p>0h 03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6.par</text:p>
          </table:table-cell>
          <table:table-cell office:value-type="time" office:time-value="PT17H32M00S" calcext:value-type="time">
            <text:p>17:32</text:p>
          </table:table-cell>
          <table:table-cell table:formula="of:=[.C22]-[.C$16]" office:value-type="time" office:time-value="PT00H41M00S" calcext:value-type="time">
            <text:p>0h 41m</text:p>
          </table:table-cell>
          <table:table-cell table:formula="of:=[.D22]-[.D21]" office:value-type="time" office:time-value="PT00H03M00S" calcext:value-type="time">
            <text:p>0h 03m</text:p>
          </table:table-cell>
          <table:table-cell table:number-columns-repeated="8"/>
          <table:table-cell office:value-type="string" calcext:value-type="string">
            <text:p>06.par</text:p>
          </table:table-cell>
          <table:table-cell table:style-name="ce1" office:value-type="time" office:time-value="PT21H40M00S" calcext:value-type="time">
            <text:p>21:40</text:p>
          </table:table-cell>
          <table:table-cell table:formula="of:=[.O22]-[.O$16]" office:value-type="time" office:time-value="PT00H32M00S" calcext:value-type="time">
            <text:p>0h 32m</text:p>
          </table:table-cell>
          <table:table-cell table:formula="of:=[.P22]-[.P21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6.par</text:p>
          </table:table-cell>
          <table:table-cell table:style-name="ce1" office:value-type="time" office:time-value="PT21H41M00S" calcext:value-type="time">
            <text:p>21:41</text:p>
          </table:table-cell>
          <table:table-cell table:formula="of:=[.AA22]-[.AA$16]" office:value-type="time" office:time-value="PT00H29M00S" calcext:value-type="time">
            <text:p>0h 29m</text:p>
          </table:table-cell>
          <table:table-cell table:formula="of:=[.AB22]-[.AB21]" office:value-type="time" office:time-value="PT00H00M00S" calcext:value-type="time">
            <text:p>0h 00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7.par</text:p>
          </table:table-cell>
          <table:table-cell office:value-type="time" office:time-value="PT17H33M00S" calcext:value-type="time">
            <text:p>17:33</text:p>
          </table:table-cell>
          <table:table-cell table:formula="of:=[.C23]-[.C$16]" office:value-type="time" office:time-value="PT00H42M00S" calcext:value-type="time">
            <text:p>0h 42m</text:p>
          </table:table-cell>
          <table:table-cell table:formula="of:=[.D23]-[.D22]" office:value-type="time" office:time-value="PT00H01M00S" calcext:value-type="time">
            <text:p>0h 01m</text:p>
          </table:table-cell>
          <table:table-cell table:number-columns-repeated="8"/>
          <table:table-cell office:value-type="string" calcext:value-type="string">
            <text:p>07.par</text:p>
          </table:table-cell>
          <table:table-cell table:style-name="ce1" office:value-type="time" office:time-value="PT21H42M00S" calcext:value-type="time">
            <text:p>21:42</text:p>
          </table:table-cell>
          <table:table-cell table:formula="of:=[.O23]-[.O$16]" office:value-type="time" office:time-value="PT00H34M00S" calcext:value-type="time">
            <text:p>0h 34m</text:p>
          </table:table-cell>
          <table:table-cell table:formula="of:=[.P23]-[.P22]" office:value-type="time" office:time-value="PT00H02M00S" calcext:value-type="time">
            <text:p>0h 02m</text:p>
          </table:table-cell>
          <table:table-cell table:number-columns-repeated="8"/>
          <table:table-cell office:value-type="string" calcext:value-type="string">
            <text:p>07.par</text:p>
          </table:table-cell>
          <table:table-cell table:style-name="ce1" office:value-type="time" office:time-value="PT21H42M00S" calcext:value-type="time">
            <text:p>21:42</text:p>
          </table:table-cell>
          <table:table-cell table:formula="of:=[.AA23]-[.AA$16]" office:value-type="time" office:time-value="PT00H30M00S" calcext:value-type="time">
            <text:p>0h 30m</text:p>
          </table:table-cell>
          <table:table-cell table:formula="of:=[.AB23]-[.AB22]" office:value-type="time" office:time-value="PT00H01M00S" calcext:value-type="time">
            <text:p>0h 01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8.par</text:p>
          </table:table-cell>
          <table:table-cell office:value-type="time" office:time-value="PT17H33M00S" calcext:value-type="time">
            <text:p>17:33</text:p>
          </table:table-cell>
          <table:table-cell table:formula="of:=[.C24]-[.C$16]" office:value-type="time" office:time-value="PT00H42M00S" calcext:value-type="time">
            <text:p>0h 42m</text:p>
          </table:table-cell>
          <table:table-cell table:formula="of:=[.D24]-[.D23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8.par</text:p>
          </table:table-cell>
          <table:table-cell table:style-name="ce1" office:value-type="time" office:time-value="PT21H42M00S" calcext:value-type="time">
            <text:p>21:42</text:p>
          </table:table-cell>
          <table:table-cell table:formula="of:=[.O24]-[.O$16]" office:value-type="time" office:time-value="PT00H34M00S" calcext:value-type="time">
            <text:p>0h 34m</text:p>
          </table:table-cell>
          <table:table-cell table:formula="of:=[.P24]-[.P23]" office:value-type="time" office:time-value="PT00H00M00S" calcext:value-type="time">
            <text:p>0h 00m</text:p>
          </table:table-cell>
          <table:table-cell table:number-columns-repeated="8"/>
          <table:table-cell office:value-type="string" calcext:value-type="string">
            <text:p>08.par</text:p>
          </table:table-cell>
          <table:table-cell table:style-name="ce1" office:value-type="time" office:time-value="PT21H43M00S" calcext:value-type="time">
            <text:p>21:43</text:p>
          </table:table-cell>
          <table:table-cell table:formula="of:=[.AA24]-[.AA$16]" office:value-type="time" office:time-value="PT00H31M00S" calcext:value-type="time">
            <text:p>0h 31m</text:p>
          </table:table-cell>
          <table:table-cell table:formula="of:=[.AB24]-[.AB23]" office:value-type="time" office:time-value="PT00H01M00S" calcext:value-type="time">
            <text:p>0h 01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09.par</text:p>
          </table:table-cell>
          <table:table-cell office:value-type="time" office:time-value="PT18H20M00S" calcext:value-type="time">
            <text:p>18:20</text:p>
          </table:table-cell>
          <table:table-cell table:formula="of:=[.C25]-[.C$16]" office:value-type="time" office:time-value="PT01H29M00S" calcext:value-type="time">
            <text:p>1h 29m</text:p>
          </table:table-cell>
          <table:table-cell table:formula="of:=[.D25]-[.D24]" office:value-type="time" office:time-value="PT00H47M00S" calcext:value-type="time">
            <text:p>0h 47m</text:p>
          </table:table-cell>
          <table:table-cell office:value-type="float" office:value="1898" calcext:value-type="float">
            <text:p>1898</text:p>
          </table:table-cell>
          <table:table-cell office:value-type="float" office:value="-748520.414299898" calcext:value-type="float">
            <text:p>-748520.41</text:p>
          </table:table-cell>
          <table:table-cell office:value-type="float" office:value="500" calcext:value-type="float">
            <text:p>500</text:p>
          </table:table-cell>
          <table:table-cell office:value-type="float" office:value="0.170542961072098" calcext:value-type="float">
            <text:p>1.71E-01</text:p>
          </table:table-cell>
          <table:table-cell table:style-name="ce15" office:value-type="float" office:value="141.949019176761" calcext:value-type="float">
            <text:p>141.9</text:p>
          </table:table-cell>
          <table:table-cell office:value-type="float" office:value="0.13207360483592" calcext:value-type="float">
            <text:p>0.132</text:p>
          </table:table-cell>
          <table:table-cell office:value-type="float" office:value="-2.12624027900443" calcext:value-type="float">
            <text:p>-2.126</text:p>
          </table:table-cell>
          <table:table-cell/>
          <table:table-cell office:value-type="string" calcext:value-type="string">
            <text:p>09.par</text:p>
          </table:table-cell>
          <table:table-cell table:style-name="ce1" office:value-type="time" office:time-value="PT22H23M00S" calcext:value-type="time">
            <text:p>22:23</text:p>
          </table:table-cell>
          <table:table-cell table:formula="of:=[.O25]-[.O$16]" office:value-type="time" office:time-value="PT01H15M00S" calcext:value-type="time">
            <text:p>1h 15m</text:p>
          </table:table-cell>
          <table:table-cell table:formula="of:=[.P25]-[.P24]" office:value-type="time" office:time-value="PT00H41M00S" calcext:value-type="time">
            <text:p>0h 41m</text:p>
          </table:table-cell>
          <table:table-cell office:value-type="float" office:value="1898" calcext:value-type="float">
            <text:p>1898</text:p>
          </table:table-cell>
          <table:table-cell office:value-type="float" office:value="-750147.544247524" calcext:value-type="float">
            <text:p>-750147.54</text:p>
          </table:table-cell>
          <table:table-cell office:value-type="float" office:value="500" calcext:value-type="float">
            <text:p>500</text:p>
          </table:table-cell>
          <table:table-cell office:value-type="float" office:value="0.316075666575586" calcext:value-type="float">
            <text:p>3.16E-01</text:p>
          </table:table-cell>
          <table:table-cell table:style-name="ce15" office:value-type="float" office:value="141.949019176761" calcext:value-type="float">
            <text:p>141.9</text:p>
          </table:table-cell>
          <table:table-cell office:value-type="float" office:value="0.13207360483592" calcext:value-type="float">
            <text:p>0.132</text:p>
          </table:table-cell>
          <table:table-cell office:value-type="float" office:value="-2.12624027900443" calcext:value-type="float">
            <text:p>-2.126</text:p>
          </table:table-cell>
          <table:table-cell/>
          <table:table-cell office:value-type="string" calcext:value-type="string">
            <text:p>09.par</text:p>
          </table:table-cell>
          <table:table-cell table:style-name="ce1" office:value-type="time" office:time-value="PT22H20M00S" calcext:value-type="time">
            <text:p>22:20</text:p>
          </table:table-cell>
          <table:table-cell table:formula="of:=[.AA25]-[.AA$16]" office:value-type="time" office:time-value="PT01H08M00S" calcext:value-type="time">
            <text:p>1h 08m</text:p>
          </table:table-cell>
          <table:table-cell table:formula="of:=[.AB25]-[.AB24]" office:value-type="time" office:time-value="PT00H37M00S" calcext:value-type="time">
            <text:p>0h 37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.par</text:p>
          </table:table-cell>
          <table:table-cell office:value-type="time" office:time-value="PT04H46M00S" calcext:value-type="time">
            <text:p>04:46</text:p>
          </table:table-cell>
          <table:table-cell table:formula="of:=[.C26]-[.C$16]" office:value-type="time" office:time-value="-PT12H05M00S" calcext:value-type="time">
            <text:p>11h 55m</text:p>
          </table:table-cell>
          <table:table-cell table:formula="of:=[.D26]-[.D25]" office:value-type="time" office:time-value="-PT13H34M00S" calcext:value-type="time">
            <text:p>10h 26m</text:p>
          </table:table-cell>
          <table:table-cell office:value-type="float" office:value="1898" calcext:value-type="float">
            <text:p>1898</text:p>
          </table:table-cell>
          <table:table-cell office:value-type="float" office:value="-748630.00792176" calcext:value-type="float">
            <text:p>-748630.01</text:p>
          </table:table-cell>
          <table:table-cell office:value-type="float" office:value="6685" calcext:value-type="float">
            <text:p>6685</text:p>
          </table:table-cell>
          <table:table-cell office:value-type="float" office:value="0.00000983864639819298" calcext:value-type="float">
            <text:p>9.84E-06</text:p>
          </table:table-cell>
          <table:table-cell office:value-type="float" office:value="141.949019176761" calcext:value-type="float">
            <text:p>141.9</text:p>
          </table:table-cell>
          <table:table-cell office:value-type="float" office:value="0.13207360483592" calcext:value-type="float">
            <text:p>0.132</text:p>
          </table:table-cell>
          <table:table-cell office:value-type="float" office:value="-2.12624027900443" calcext:value-type="float">
            <text:p>-2.126</text:p>
          </table:table-cell>
          <table:table-cell/>
          <table:table-cell office:value-type="string" calcext:value-type="string">
            <text:p>10.par</text:p>
          </table:table-cell>
          <table:table-cell table:style-name="ce1" office:value-type="time" office:time-value="PT04H43M00S" calcext:value-type="time">
            <text:p>04:43</text:p>
          </table:table-cell>
          <table:table-cell table:formula="of:=[.O26]-[.O$16]" office:value-type="time" office:time-value="-PT16H25M00S" calcext:value-type="time">
            <text:p>7h 35m</text:p>
          </table:table-cell>
          <table:table-cell table:formula="of:=[.P26]-[.P25]" office:value-type="time" office:time-value="-PT17H40M00S" calcext:value-type="time">
            <text:p>6h 20m</text:p>
          </table:table-cell>
          <table:table-cell office:value-type="float" office:value="1898" calcext:value-type="float">
            <text:p>1898</text:p>
          </table:table-cell>
          <table:table-cell office:value-type="float" office:value="-750509.704205639" calcext:value-type="float">
            <text:p>-750509.70</text:p>
          </table:table-cell>
          <table:table-cell office:value-type="float" office:value="4618" calcext:value-type="float">
            <text:p>4618</text:p>
          </table:table-cell>
          <table:table-cell office:value-type="float" office:value="0.000094475246893817" calcext:value-type="float">
            <text:p>9.45E-05</text:p>
          </table:table-cell>
          <table:table-cell office:value-type="float" office:value="141.949019176761" calcext:value-type="float">
            <text:p>141.9</text:p>
          </table:table-cell>
          <table:table-cell office:value-type="float" office:value="0.13207360483592" calcext:value-type="float">
            <text:p>0.132</text:p>
          </table:table-cell>
          <table:table-cell office:value-type="float" office:value="-2.12624027900443" calcext:value-type="float">
            <text:p>-2.126</text:p>
          </table:table-cell>
          <table:table-cell/>
          <table:table-cell office:value-type="string" calcext:value-type="string">
            <text:p>10.par</text:p>
          </table:table-cell>
          <table:table-cell table:style-name="ce1" office:value-type="time" office:time-value="PT04H08M00S" calcext:value-type="time">
            <text:p>04:08</text:p>
          </table:table-cell>
          <table:table-cell table:formula="of:=[.AA26]-[.AA$16]" office:value-type="time" office:time-value="-PT17H04M00S" calcext:value-type="time">
            <text:p>6h 56m</text:p>
          </table:table-cell>
          <table:table-cell table:formula="of:=[.AB26]-[.AB25]" office:value-type="time" office:time-value="-PT18H12M00S" calcext:value-type="time">
            <text:p>5h 48m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.par</text:p>
          </table:table-cell>
          <table:table-cell office:value-type="time" office:time-value="PT05H28M00S" calcext:value-type="time">
            <text:p>05:28</text:p>
          </table:table-cell>
          <table:table-cell table:formula="of:=[.C27]-[.C$16]" office:value-type="time" office:time-value="-PT11H23M00S" calcext:value-type="time">
            <text:p>12h 37m</text:p>
          </table:table-cell>
          <table:table-cell table:formula="of:=[.D27]-[.D26]" office:value-type="time" office:time-value="PT00H42M00S" calcext:value-type="time">
            <text:p>0h 42m</text:p>
          </table:table-cell>
          <table:table-cell office:value-type="float" office:value="1901" calcext:value-type="float">
            <text:p>1901</text:p>
          </table:table-cell>
          <table:table-cell office:value-type="float" office:value="-748630.016039403" calcext:value-type="float">
            <text:p>-748630.02</text:p>
          </table:table-cell>
          <table:table-cell office:value-type="float" office:value="438" calcext:value-type="float">
            <text:p>438</text:p>
          </table:table-cell>
          <table:table-cell office:value-type="float" office:value="0.0000895234975201679" calcext:value-type="float">
            <text:p>8.95E-05</text:p>
          </table:table-cell>
          <table:table-cell office:value-type="float" office:value="141.958872850496" calcext:value-type="float">
            <text:p>142.0</text:p>
          </table:table-cell>
          <table:table-cell office:value-type="float" office:value="0.132061898444257" calcext:value-type="float">
            <text:p>0.132</text:p>
          </table:table-cell>
          <table:table-cell office:value-type="float" office:value="-2.13166131096406" calcext:value-type="float">
            <text:p>-2.132</text:p>
          </table:table-cell>
          <table:table-cell/>
          <table:table-cell office:value-type="string" calcext:value-type="string">
            <text:p>11.par</text:p>
          </table:table-cell>
          <table:table-cell table:style-name="ce1" office:value-type="time" office:time-value="PT21H01M00S" calcext:value-type="time">
            <text:p>21:01</text:p>
          </table:table-cell>
          <table:table-cell table:formula="of:=[.O27]-[.O$16]" office:value-type="time" office:time-value="-PT00H07M00S" calcext:value-type="time">
            <text:p>23h 53m</text:p>
          </table:table-cell>
          <table:table-cell table:formula="of:=[.P27]-[.P26]" office:value-type="time" office:time-value="PT16H18M00S" calcext:value-type="time">
            <text:p>16h 18m</text:p>
          </table:table-cell>
          <table:table-cell office:value-type="float" office:value="1901" calcext:value-type="float">
            <text:p>1901</text:p>
          </table:table-cell>
          <table:table-cell office:value-type="float" office:value="-750509.827994524" calcext:value-type="float">
            <text:p>-750509.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9424309865419" calcext:value-type="float">
            <text:p>2.29E-03</text:p>
          </table:table-cell>
          <table:table-cell office:value-type="float" office:value="141.92029445893" calcext:value-type="float">
            <text:p>141.9</text:p>
          </table:table-cell>
          <table:table-cell office:value-type="float" office:value="0.132108249068789" calcext:value-type="float">
            <text:p>0.132</text:p>
          </table:table-cell>
          <table:table-cell table:style-name="ce18" office:value-type="float" office:value="-2.13166131096406" calcext:value-type="float">
            <text:p>-2.132</text:p>
          </table:table-cell>
          <table:table-cell/>
          <table:table-cell office:value-type="string" calcext:value-type="string">
            <text:p>11.par</text:p>
          </table:table-cell>
          <table:table-cell table:style-name="ce1" office:value-type="time" office:time-value="PT18H53M00S" calcext:value-type="time">
            <text:p>18:53</text:p>
          </table:table-cell>
          <table:table-cell table:formula="of:=[.AA27]-[.AA$16]" office:value-type="time" office:time-value="-PT02H19M00S" calcext:value-type="time">
            <text:p>21h 41m</text:p>
          </table:table-cell>
          <table:table-cell table:formula="of:=[.AB27]-[.AB26]" office:value-type="time" office:time-value="PT14H45M00S" calcext:value-type="time">
            <text:p>14h 45m</text:p>
          </table:table-cell>
          <table:table-cell table:number-columns-repeated="16355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h</number:text>
      <number:minutes number:style="long"/>
      <number:text>m</number:text>
    </number:time-style>
    <number:time-style style:name="N122">
      <number:hours/>
      <number:text>h </number:text>
      <number:minutes number:style="long"/>
      <number:text>m</number:text>
    </number:time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08:59:30.954809828</meta:creation-date>
    <dc:date>2026-04-15T18:00:10.173750238</dc:date>
    <meta:editing-duration>PT1H10M26S</meta:editing-duration>
    <meta:editing-cycles>13</meta:editing-cycles>
    <meta:generator>LibreOffice/7.4.7.2$Linux_X86_64 LibreOffice_project/40$Build-2</meta:generator>
    <meta:document-statistic meta:table-count="1" meta:cell-count="381" meta:object-count="0"/>
    <meta:user-defined meta:name="qrichtext">1</meta:user-defined>
  </office:meta>
</office:document-meta>
</file>